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31" calcext:value-type="float">
            <text:p>1.53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6" office:value-type="float" office:value="35.8" calcext:value-type="float">
            <text:p>35.80</text:p>
          </table:table-cell>
          <table:table-cell table:style-name="ce22" office:value-type="percentage" office:value="0.8573" calcext:value-type="percentage">
            <text:p>85.7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99" calcext:value-type="float" table:number-columns-spanned="5" table:number-rows-spanned="1">
            <text:p>1.59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6" calcext:value-type="percentage" table:number-columns-spanned="5" table:number-rows-spanned="1">
            <text:p>0.6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19" calcext:value-type="percentage" table:number-columns-spanned="1" table:number-rows-spanned="2">
            <text:p>15.19%</text:p>
          </table:table-cell>
          <table:table-cell office:value-type="string" calcext:value-type="string">
            <text:p>洋河股份F</text:p>
          </table:table-cell>
          <table:table-cell office:value-type="percentage" office:value="0.1215" calcext:value-type="percentage">
            <text:p>12.15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9.58" calcext:value-type="float">
            <text:p>99.580</text:p>
          </table:table-cell>
          <table:table-cell office:value-type="float" office:value="18.25" calcext:value-type="float">
            <text:p>18.25</text:p>
          </table:table-cell>
          <table:table-cell office:value-type="percentage" office:value="-0.0045" calcext:value-type="percentage">
            <text:p>-0.45%</text:p>
          </table:table-cell>
          <table:table-cell table:style-name="ce42" table:formula="of:=IF([.E6]&gt;0;[.F6]/[.E6]-1.0014;([.F6]-[.E6]))" office:value-type="percentage" office:value="-0.0532538266714909" calcext:value-type="percentage">
            <text:p>-5.3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99.58" calcext:value-type="float">
            <text:p>99.580</text:p>
          </table:table-cell>
          <table:table-cell office:value-type="float" office:value="18.25" calcext:value-type="float">
            <text:p>18.25</text:p>
          </table:table-cell>
          <table:table-cell office:value-type="percentage" office:value="-0.0045" calcext:value-type="percentage">
            <text:p>-0.45%</text:p>
          </table:table-cell>
          <table:table-cell table:style-name="ce43" table:formula="of:=IF([.E7]&gt;0;[.F7]/[.E7]-1.0014;([.F7]-[.E7]))" office:value-type="percentage" office:value="-0.069247380836485" calcext:value-type="percentage">
            <text:p>-6.9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9" calcext:value-type="percentage" table:number-columns-spanned="1" table:number-rows-spanned="4">
            <text:p>14.90%</text:p>
          </table:table-cell>
          <table:table-cell office:value-type="string" calcext:value-type="string">
            <text:p>民生银行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6.73" calcext:value-type="float">
            <text:p>6.730</text:p>
          </table:table-cell>
          <table:table-cell office:value-type="float" office:value="6.2" calcext:value-type="float">
            <text:p>6.200</text:p>
          </table:table-cell>
          <table:table-cell office:value-type="float" office:value="5.11" calcext:value-type="float">
            <text:p>5.11</text:p>
          </table:table-cell>
          <table:table-cell office:value-type="percentage" office:value="0.0032" calcext:value-type="percentage">
            <text:p>0.32%</text:p>
          </table:table-cell>
          <table:table-cell table:style-name="ce49" table:formula="of:=IF([.E8]&gt;0;[.F8]/[.E8]-1.0014;([.F8]-[.E8]))" office:value-type="percentage" office:value="-0.0801518573551264" calcext:value-type="percentage">
            <text:p>-8.02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75" calcext:value-type="float">
            <text:p>37.750</text:p>
          </table:table-cell>
          <table:table-cell office:value-type="float" office:value="10.53" calcext:value-type="float">
            <text:p>10.53</text:p>
          </table:table-cell>
          <table:table-cell office:value-type="percentage" office:value="0.0314" calcext:value-type="percentage">
            <text:p>3.14%</text:p>
          </table:table-cell>
          <table:table-cell table:style-name="ce49" table:formula="of:=IF([.E9]&gt;0;[.F9]/[.E9]-1.0014;([.F9]-[.E9]))" office:value-type="percentage" office:value="0.456973575429785" calcext:value-type="percentage">
            <text:p>45.70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31" calcext:value-type="float">
            <text:p>3.310</text:p>
          </table:table-cell>
          <table:table-cell office:value-type="float" office:value="4.95" calcext:value-type="float">
            <text:p>4.95</text:p>
          </table:table-cell>
          <table:table-cell office:value-type="percentage" office:value="0.0122" calcext:value-type="percentage">
            <text:p>1.22%</text:p>
          </table:table-cell>
          <table:table-cell table:style-name="ce51" table:formula="of:=IF([.E10]&gt;0;[.F10]/[.E10]-1.0014;([.F10]-[.E10]))" office:value-type="percentage" office:value="0.00928702290076333" calcext:value-type="percentage">
            <text:p>0.93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01" calcext:value-type="percentage">
            <text:p>7.01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65" calcext:value-type="float">
            <text:p>16.650</text:p>
          </table:table-cell>
          <table:table-cell office:value-type="float" office:value="11.55" calcext:value-type="float">
            <text:p>11.55</text:p>
          </table:table-cell>
          <table:table-cell office:value-type="percentage" office:value="-0.0125" calcext:value-type="percentage">
            <text:p>-1.25%</text:p>
          </table:table-cell>
          <table:table-cell table:style-name="ce49" table:formula="of:=IF([.E11]&gt;0;[.F11]/[.E11]-1.0014;([.F11]-[.E11]))" office:value-type="percentage" office:value="0.653011764705882" calcext:value-type="percentage">
            <text:p>65.3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1" calcext:value-type="percentage" table:number-columns-spanned="1" table:number-rows-spanned="3">
            <text:p>12.10%</text:p>
          </table:table-cell>
          <table:table-cell office:value-type="string" calcext:value-type="string">
            <text:p>中国平安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9.17" calcext:value-type="float">
            <text:p>89.170</text:p>
          </table:table-cell>
          <table:table-cell office:value-type="float" office:value="10.34" calcext:value-type="float">
            <text:p>10.34</text:p>
          </table:table-cell>
          <table:table-cell office:value-type="percentage" office:value="-0.0097" calcext:value-type="percentage">
            <text:p>-0.97%</text:p>
          </table:table-cell>
          <table:table-cell table:style-name="ce54" table:formula="of:=IF([.E12]&gt;0;[.F12]/[.E12]-1.0014;([.F12]-[.E12]))" office:value-type="percentage" office:value="0.408692192861774" calcext:value-type="percentage">
            <text:p>40.87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3.3" calcext:value-type="float">
            <text:p>33.300</text:p>
          </table:table-cell>
          <table:table-cell office:value-type="float" office:value="7.14" calcext:value-type="float">
            <text:p>7.14</text:p>
          </table:table-cell>
          <table:table-cell office:value-type="percentage" office:value="0.0759" calcext:value-type="percentage">
            <text:p>7.59%</text:p>
          </table:table-cell>
          <table:table-cell table:style-name="ce55" table:formula="of:=IF([.E13]&gt;0;[.F13]/[.E13]-1.0014;([.F13]-[.E13]))" office:value-type="percentage" office:value="-0.113849692155974" calcext:value-type="percentage">
            <text:p>-11.3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42" calcext:value-type="float">
            <text:p>22.420</text:p>
          </table:table-cell>
          <table:table-cell office:value-type="float" office:value="21.56" calcext:value-type="float">
            <text:p>21.56</text:p>
          </table:table-cell>
          <table:table-cell office:value-type="percentage" office:value="0.0108" calcext:value-type="percentage">
            <text:p>1.08%</text:p>
          </table:table-cell>
          <table:table-cell table:style-name="ce54" table:formula="of:=IF([.E14]&gt;0;[.F14]/[.E14]-1.0014;([.F14]-[.E14]))" office:value-type="percentage" office:value="0.353610274386559" calcext:value-type="percentage">
            <text:p>35.36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41" calcext:value-type="percentage">
            <text:p>10.41%</text:p>
          </table:table-cell>
          <table:table-cell office:value-type="string" calcext:value-type="string">
            <text:p>融创中国</text:p>
          </table:table-cell>
          <table:table-cell office:value-type="percentage" office:value="0.1041" calcext:value-type="percentage">
            <text:p>10.41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8.3" calcext:value-type="float">
            <text:p>38.300</text:p>
          </table:table-cell>
          <table:table-cell office:value-type="float" office:value="7.39" calcext:value-type="float">
            <text:p>7.39</text:p>
          </table:table-cell>
          <table:table-cell office:value-type="percentage" office:value="0.0323" calcext:value-type="percentage">
            <text:p>3.23%</text:p>
          </table:table-cell>
          <table:table-cell table:style-name="ce59" table:formula="of:=IF([.E15]&gt;0;[.F15]/[.E15]-1.0014;([.F15]-[.E15]))" office:value-type="percentage" office:value="0.444155765238724" calcext:value-type="percentage">
            <text:p>44.42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34" calcext:value-type="percentage">
            <text:p>5.34%</text:p>
          </table:table-cell>
          <table:table-cell office:value-type="string" calcext:value-type="string">
            <text:p>腾讯控股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7.2" calcext:value-type="float">
            <text:p>327.200</text:p>
          </table:table-cell>
          <table:table-cell office:value-type="float" office:value="31.46" calcext:value-type="float">
            <text:p>31.46</text:p>
          </table:table-cell>
          <table:table-cell office:value-type="percentage" office:value="0.0174" calcext:value-type="percentage">
            <text:p>1.74%</text:p>
          </table:table-cell>
          <table:table-cell table:style-name="ce57" table:formula="of:=IF([.E16]&gt;0;[.F16]/[.E16]-1.0014;([.F16]-[.E16]))" office:value-type="percentage" office:value="0.0198872214245582" calcext:value-type="percentage">
            <text:p>1.99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47" calcext:value-type="percentage">
            <text:p>5.47%</text:p>
          </table:table-cell>
          <table:table-cell office:value-type="string" calcext:value-type="string">
            <text:p>分众传媒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98" calcext:value-type="float">
            <text:p>5.980</text:p>
          </table:table-cell>
          <table:table-cell office:value-type="float" office:value="36.98" calcext:value-type="float">
            <text:p>36.98</text:p>
          </table:table-cell>
          <table:table-cell office:value-type="percentage" office:value="-0.0292" calcext:value-type="percentage">
            <text:p>-2.92%</text:p>
          </table:table-cell>
          <table:table-cell table:style-name="ce46" table:formula="of:=IF([.E17]&gt;0;[.F17]/[.E17]-1.0014;([.F17]-[.E17]))" office:value-type="percentage" office:value="0.0282143250688704" calcext:value-type="percentage">
            <text:p>2.82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27" calcext:value-type="percentage">
            <text:p>3.27%</text:p>
          </table:table-cell>
          <table:table-cell office:value-type="string" calcext:value-type="string">
            <text:p>美的集团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9.62" calcext:value-type="float">
            <text:p>59.620</text:p>
          </table:table-cell>
          <table:table-cell office:value-type="float" office:value="17.55" calcext:value-type="float">
            <text:p>17.55</text:p>
          </table:table-cell>
          <table:table-cell office:value-type="percentage" office:value="0.0124" calcext:value-type="percentage">
            <text:p>1.24%</text:p>
          </table:table-cell>
          <table:table-cell table:style-name="ce60" table:formula="of:=IF([.E18]&gt;0;[.F18]/[.E18]-1.0014;([.F18]-[.E18]))" office:value-type="percentage" office:value="0.320316768644143" calcext:value-type="percentage">
            <text:p>32.03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1" calcext:value-type="percentage">
            <text:p>0.91%</text:p>
          </table:table-cell>
          <table:table-cell office:value-type="string" calcext:value-type="string">
            <text:p>西宁特钢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6" calcext:value-type="float">
            <text:p>3.2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91" calcext:value-type="percentage">
            <text:p>-0.91%</text:p>
          </table:table-cell>
          <table:table-cell table:style-name="ce63" table:formula="of:=IF([.E19]&gt;0;[.F19]/[.E19]-1.0014;([.F19]-[.E19]))" office:value-type="percentage" office:value="-0.436604435204435" calcext:value-type="percentage">
            <text:p>-43.66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2" calcext:value-type="float">
            <text:p>6.2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417" calcext:value-type="percentage">
            <text:p>-4.17%</text:p>
          </table:table-cell>
          <table:table-cell table:style-name="ce65" table:formula="of:=IF([.E20]&gt;0;[.F20]/[.E20]-1.0014;([.F20]-[.E20]))" office:value-type="percentage" office:value="1.88635034932464" calcext:value-type="percentage">
            <text:p>188.64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63" calcext:value-type="float" table:number-columns-spanned="5" table:number-rows-spanned="1">
            <text:p>1.16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77" calcext:value-type="percentage" table:number-columns-spanned="5" table:number-rows-spanned="1">
            <text:p>1.7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3" calcext:value-type="percentage" table:number-columns-spanned="1" table:number-rows-spanned="3">
            <text:p>7.5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97" calcext:value-type="percentage">
            <text:p>3.97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05" calcext:value-type="float">
            <text:p>2.0500</text:p>
          </table:table-cell>
          <table:table-cell office:value-type="float" office:value="14.57" calcext:value-type="float">
            <text:p>14.57</text:p>
          </table:table-cell>
          <table:table-cell office:value-type="percentage" office:value="-0.0283" calcext:value-type="percentage">
            <text:p>-2.83%</text:p>
          </table:table-cell>
          <table:table-cell table:style-name="ce67" table:formula="of:=IF([.E24]&gt;0;[.F24]/[.E24]-1.0014;([.F24]-[.E24]))" office:value-type="percentage" office:value="-0.247335407930553" calcext:value-type="percentage">
            <text:p>-24.73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1" calcext:value-type="percentage">
            <text:p>1.4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3.2" calcext:value-type="float">
            <text:p>33.2000</text:p>
          </table:table-cell>
          <table:table-cell table:style-name="ce39" office:value-type="float" office:value="55.27" calcext:value-type="float">
            <text:p>55.27</text:p>
          </table:table-cell>
          <table:table-cell office:value-type="percentage" office:value="0.0553" calcext:value-type="percentage">
            <text:p>5.53%</text:p>
          </table:table-cell>
          <table:table-cell table:style-name="ce68" table:formula="of:=IF([.E25]&gt;0;[.F25]/[.E25]-1.0014;([.F25]-[.E25]))" office:value-type="percentage" office:value="-0.173366579373987" calcext:value-type="percentage">
            <text:p>-17.34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5" calcext:value-type="percentage">
            <text:p>2.1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7.2" calcext:value-type="float">
            <text:p>187.2000</text:p>
          </table:table-cell>
          <table:table-cell office:value-type="float" office:value="22.32" calcext:value-type="float">
            <text:p>22.32</text:p>
          </table:table-cell>
          <table:table-cell office:value-type="percentage" office:value="0.0606" calcext:value-type="percentage">
            <text:p>6.06%</text:p>
          </table:table-cell>
          <table:table-cell table:style-name="ce67" table:formula="of:=IF([.E26]&gt;0;[.F26]/[.E26]-1.0014;([.F26]-[.E26]))" office:value-type="percentage" office:value="0.0693232129017569" calcext:value-type="percentage">
            <text:p>6.93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8" calcext:value-type="percentage">
            <text:p>2.6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8" calcext:value-type="percentage">
            <text:p>2.68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0.8" calcext:value-type="float">
            <text:p>190.8000</text:p>
          </table:table-cell>
          <table:table-cell office:value-type="float" office:value="30.21" calcext:value-type="float">
            <text:p>30.21</text:p>
          </table:table-cell>
          <table:table-cell office:value-type="percentage" office:value="-0.0144" calcext:value-type="percentage">
            <text:p>-1.44%</text:p>
          </table:table-cell>
          <table:table-cell table:style-name="ce67" table:formula="of:=IF([.E27]&gt;0;[.F27]/[.E27]-1.0014;([.F27]-[.E27]))" office:value-type="percentage" office:value="0.0899252795663068" calcext:value-type="percentage">
            <text:p>8.99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4" calcext:value-type="percentage">
            <text:p>1.7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54" calcext:value-type="float">
            <text:p>3.5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793" calcext:value-type="percentage">
            <text:p>7.93%</text:p>
          </table:table-cell>
          <table:table-cell table:style-name="ce70" table:formula="of:=IF([.E28]&gt;0;[.F28]/[.E28]-1.0014;([.F28]-[.E28]))" office:value-type="percentage" office:value="-0.302899605367009" calcext:value-type="percentage">
            <text:p>-30.29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5" calcext:value-type="percentage">
            <text:p>1.8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5" calcext:value-type="percentage">
            <text:p>1.8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9.02" calcext:value-type="float">
            <text:p>29.0200</text:p>
          </table:table-cell>
          <table:table-cell office:value-type="float" office:value="10.97" calcext:value-type="float">
            <text:p>10.97</text:p>
          </table:table-cell>
          <table:table-cell office:value-type="percentage" office:value="0.0158" calcext:value-type="percentage">
            <text:p>1.58%</text:p>
          </table:table-cell>
          <table:table-cell table:style-name="ce77" table:formula="of:=IF([.E29]&gt;0;[.F29]/[.E29]-1.0014;([.F29]-[.E29]))" office:value-type="percentage" office:value="0.0575965442118283" calcext:value-type="percentage">
            <text:p>5.76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4" calcext:value-type="percentage">
            <text:p>0.64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7" calcext:value-type="float">
            <text:p>1.1700</text:p>
          </table:table-cell>
          <table:table-cell office:value-type="float" office:value="3.12" calcext:value-type="float">
            <text:p>3.12</text:p>
          </table:table-cell>
          <table:table-cell office:value-type="percentage" office:value="0.0636" calcext:value-type="percentage">
            <text:p>6.36%</text:p>
          </table:table-cell>
          <table:table-cell table:style-name="ce72" table:formula="of:=IF([.E30]&gt;0;[.F30]/[.E30]-1.0014;([.F30]-[.E30]))" office:value-type="percentage" office:value="-0.314578749633108" calcext:value-type="percentage">
            <text:p>-31.46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5781.405447" calcext:value-type="float">
            <text:p>235781.4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2:14:18.799828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1-09T22:41:29.496003370</dc:date>
    <meta:editing-duration>P2DT2H21M28S</meta:editing-duration>
    <meta:editing-cycles>333</meta:editing-cycles>
    <meta:generator>LibreOffice/6.0.7.3$Linux_X86_64 LibreOffice_project/00m0$Build-3</meta:generator>
    <meta:document-statistic meta:table-count="1" meta:cell-count="333" meta:object-count="0"/>
  </office:meta>
</office:document-meta>
</file>